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575F4F49C93E792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425cm, 3.64cm, 13.647cm, 9.87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217cm" svg:height="24.631cm" svg:x="0.792cm" svg:y="2.291cm">
          <draw:image xlink:href="Pictures/10000000000005E8000007E0575F4F49C93E792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14T16:29:54.112270679</dc:date>
    <meta:editing-duration>PT3M31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